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3">
      <style:text-properties fo:font-style="italic" fo:font-weight="bold" officeooo:rsid="001b4d70" officeooo:paragraph-rsid="001b4d7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b4d70" officeooo:paragraph-rsid="001b4d70"/>
    </style:style>
    <style:style style:name="P4" style:family="paragraph" style:parent-style-name="Standard">
      <style:text-properties fo:font-style="italic" fo:font-weight="bold" officeooo:rsid="001b4d70" officeooo:paragraph-rsid="001b4d70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text-indent="0cm" style:auto-text-indent="false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text-indent="0cm" style:auto-text-indent="false"/>
    </style:style>
    <style:style style:name="P14" style:family="paragraph" style:parent-style-name="Text_20_body">
      <style:text-properties fo:font-style="italic" fo:font-weight="bold" officeooo:rsid="001b4d70" officeooo:paragraph-rsid="001b4d70" style:font-style-asian="italic" style:font-weight-asian="bold" style:font-style-complex="italic" style:font-weight-complex="bold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5">
      <style:paragraph-properties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6">
      <style:paragraph-properties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P22" style:family="paragraph" style:parent-style-name="Text_20_body" style:list-style-name="L8">
      <style:paragraph-properties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</style:style>
    <style:style style:name="P24" style:family="paragraph" style:parent-style-name="Text_20_body" style:list-style-name="L9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E BACK END</text:p>
      <text:p text:style-name="P3"/>
      <text:p text:style-name="P14">Front-end é a <text:span text:style-name="Strong_20_Emphasis">parte de um site ou aplicativo que a pessoa vê e usa</text:span>.</text:p>
      <text:p text:style-name="P5">Pense em um site como uma casa 🏠:</text:p>
      <text:list text:style-name="L1">
        <text:list-item>
          <text:p text:style-name="P6"><text:span text:style-name="Strong_20_Emphasis">Front-end</text:span> é tudo o que você enxerga e toca:<text:line-break/>botões, cores, textos, imagens, menus, animações.</text:p>
        </text:list-item>
        <text:list-item>
          <text:p text:style-name="P7"><text:span text:style-name="Strong_20_Emphasis">Back-end</text:span> é o que fica “por trás da parede”:<text:line-break/>banco de dados, servidores, regras do sistema.</text:p>
        </text:list-item>
      </text:list>
      <text:h text:style-name="P1" text:outline-level="3">Exemplo simples</text:h>
      <text:p text:style-name="P5">Quando você entra no Instagram:</text:p>
      <text:list text:style-name="L2">
        <text:list-item>
          <text:p text:style-name="P8">A tela, o feed, os botões de curtir e comentar → <text:span text:style-name="Strong_20_Emphasis">front-end</text:span></text:p>
        </text:list-item>
        <text:list-item>
          <text:p text:style-name="P9">O sistema que salva fotos, contas e curtidas → <text:span text:style-name="Strong_20_Emphasis">back-end</text:span></text:p>
        </text:list-item>
      </text:list>
      <text:h text:style-name="P1" text:outline-level="3">O que um front-end faz?</text:h>
      <text:p text:style-name="P5">A pessoa que trabalha com front-end:</text:p>
      <text:list text:style-name="L3">
        <text:list-item>
          <text:p text:style-name="P10">Cria a aparência do site/app</text:p>
        </text:list-item>
        <text:list-item>
          <text:p text:style-name="P11">Faz os botões funcionarem</text:p>
        </text:list-item>
        <text:list-item>
          <text:p text:style-name="P11">Garante que funcione bem no celular e no computador</text:p>
        </text:list-item>
      </text:list>
      <text:h text:style-name="P1" text:outline-level="3">Linguagens mais usadas no front-end</text:h>
      <text:list text:style-name="L4">
        <text:list-item>
          <text:p text:style-name="P12"><text:span text:style-name="Strong_20_Emphasis">HTML</text:span> → estrutura (o “esqueleto” da página)</text:p>
        </text:list-item>
        <text:list-item>
          <text:p text:style-name="P13"><text:span text:style-name="Strong_20_Emphasis">CSS</text:span> → visual (cores, fontes, layout)</text:p>
        </text:list-item>
        <text:list-item>
          <text:p text:style-name="P13"><text:span text:style-name="Strong_20_Emphasis">JavaScript</text:span> → interatividade (cliques, animações)</text:p>
        </text:list-item>
      </text:list>
      <text:p text:style-name="P5">Resumindo em uma frase:<text:line-break/>👉 <text:span text:style-name="Strong_20_Emphasis">Front-end é tudo o que o usuário vê e com o que ele interage em um site ou aplicativo.</text:span></text:p>
      <text:p text:style-name="P4"/>
      <text:p text:style-name="P4"/>
      <text:p text:style-name="P4">Back end</text:p>
      <text:p text:style-name="P4"/>
      <text:p text:style-name="P4"/>
      <text:h text:style-name="P2" text:outline-level="3">Explicando de forma bem simples</text:h>
      <text:p text:style-name="P5">Pense novamente no site como uma casa 🏠:</text:p>
      <text:list text:style-name="L5">
        <text:list-item>
          <text:p text:style-name="P15"><text:span text:style-name="Strong_20_Emphasis">Front-end</text:span> → o que você vê (paredes, portas, decoração)</text:p>
        </text:list-item>
        <text:list-item>
          <text:p text:style-name="P16"><text:span text:style-name="Strong_20_Emphasis">Back-end</text:span> → o que fica escondido (fiação, encanamento, estrutura)</text:p>
        </text:list-item>
      </text:list>
      <text:h text:style-name="P1" text:outline-level="3">O que o back-end faz?</text:h>
      <text:p text:style-name="P5">O back-end é responsável por:</text:p>
      <text:list text:style-name="L6">
        <text:list-item>
          <text:p text:style-name="P17"><text:soft-page-break/>Guardar dados (usuários, senhas, posts)</text:p>
        </text:list-item>
        <text:list-item>
          <text:p text:style-name="P18">Processar informações</text:p>
        </text:list-item>
        <text:list-item>
          <text:p text:style-name="P18">Aplicar regras (quem pode fazer o quê)</text:p>
        </text:list-item>
        <text:list-item>
          <text:p text:style-name="P18">Conectar com o banco de dados</text:p>
        </text:list-item>
        <text:list-item>
          <text:p text:style-name="P18">Garantir segurança</text:p>
        </text:list-item>
      </text:list>
      <text:h text:style-name="P1" text:outline-level="3">Exemplo do dia a dia</text:h>
      <text:p text:style-name="P5">No Instagram:</text:p>
      <text:list text:style-name="L7">
        <text:list-item>
          <text:p text:style-name="P19">Você curte uma foto (front-end)</text:p>
        </text:list-item>
        <text:list-item>
          <text:p text:style-name="P20">O back-end:</text:p>
          <text:list>
            <text:list-item>
              <text:p text:style-name="P20">Recebe o pedido</text:p>
            </text:list-item>
            <text:list-item>
              <text:p text:style-name="P20">Salva a curtida no banco de dados</text:p>
            </text:list-item>
            <text:list-item>
              <text:p text:style-name="P20">Atualiza o número de curtidas</text:p>
            </text:list-item>
          </text:list>
        </text:list-item>
      </text:list>
      <text:h text:style-name="P1" text:outline-level="3">Linguagens comuns no back-end</text:h>
      <text:list text:style-name="L8">
        <text:list-item>
          <text:p text:style-name="P21"><text:span text:style-name="Strong_20_Emphasis">Java</text:span></text:p>
        </text:list-item>
        <text:list-item>
          <text:p text:style-name="P22"><text:span text:style-name="Strong_20_Emphasis">Python</text:span></text:p>
        </text:list-item>
        <text:list-item>
          <text:p text:style-name="P22"><text:span text:style-name="Strong_20_Emphasis">PHP</text:span></text:p>
        </text:list-item>
        <text:list-item>
          <text:p text:style-name="P22"><text:span text:style-name="Strong_20_Emphasis">Node.js (JavaScript)</text:span></text:p>
        </text:list-item>
        <text:list-item>
          <text:p text:style-name="P22"><text:span text:style-name="Strong_20_Emphasis">C#</text:span></text:p>
        </text:list-item>
      </text:list>
      <text:p text:style-name="P5">E bancos de dados como:</text:p>
      <text:list text:style-name="L9">
        <text:list-item>
          <text:p text:style-name="P23"><text:span text:style-name="Strong_20_Emphasis">MySQL</text:span></text:p>
        </text:list-item>
        <text:list-item>
          <text:p text:style-name="P24"><text:span text:style-name="Strong_20_Emphasis">PostgreSQL</text:span></text:p>
        </text:list-item>
        <text:list-item>
          <text:p text:style-name="P24"><text:span text:style-name="Strong_20_Emphasis">MongoDB</text:span></text:p>
        </text:list-item>
      </text:list>
      <text:h text:style-name="P1" text:outline-level="3">Resumo em uma frase</text:h>
      <text:p text:style-name="P5">👉 <text:span text:style-name="Strong_20_Emphasis">Back-end é a parte invisível do sistema que cuida da lógica, dos dados e da segurança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8:21:20.812788410</meta:creation-date>
    <dc:date>2025-12-25T18:25:44.347057732</dc:date>
    <meta:editing-duration>PT4M23S</meta:editing-duration>
    <meta:editing-cycles>1</meta:editing-cycles>
    <meta:document-statistic meta:table-count="0" meta:image-count="0" meta:object-count="0" meta:page-count="2" meta:paragraph-count="50" meta:word-count="327" meta:character-count="1688" meta:non-whitespace-character-count="1441"/>
    <meta:generator>1Doc/1.5.0.$MacOSX_X86_64 LibreOffice_project/2f9b6e7260225c6c2c1401d17cb7be8dc4e3347b</meta:generator>
  </office:meta>
</office:document-meta>
</file>